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</office:automatic-styles>
  <office:body>
    <office:text text:use-soft-page-breaks="true">
      <text:p text:style-name="P1">Ask</text:p>
      <text:p text:style-name="P2">https://softuni.bg/forum/21164/homework-java-advanced-exercise-linear-data-structures-problem-5-matrix-shuffling</text:p>
      <text:p text:style-name="P3"/>
      <text:p text:style-name="P4">Title</text:p>
      <text:p text:style-name="P5">[Homeworк] Java Advanced - Exercise: Linear data structures<text:s/>- Problem{5} - Matrix shuffling</text:p>
      <text:p text:style-name="P6"/>
      <text:p text:style-name="P7">Description:</text:p>
      <text:p text:style-name="P8"/>
      <text:p text:style-name="NormalWeb">Здавейте колеги,</text:p>
      <text:p text:style-name="NormalWeb">Във форума има тема за тази задача и тя е на<text:s/>адрес https://softuni.bg/forum/5649/homework-multidimentional-arrays-poblem-03-matrix-shuffling</text:p>
      <text:p text:style-name="NormalWeb">Но е от 20/09/2015 и е за C#, затова задавам въпроса си за Java.</text:p>
      <text:p text:style-name="NormalWeb">Моето решение на задачата е на адрес https://github.com/DimovDimo/Software-University-SoftUni/blob/master/Java-Fundamentals-May-2018/Java-Advanced-May-2018/06.EXERCISE%20LINEAR%20DATA%20STRUCTURES/src/Problem05MatrixShuffling.java</text:p>
      <text:p text:style-name="NormalWeb">judge.softuni.bg ми дава грешка Test #4 (Runtime error).</text:p>
      <text:p text:style-name="NormalWeb">Изпращам 2 снимки на проблема.</text:p>
      <text:p text:style-name="NormalWeb">На основната страница на judge https://github.com/DimovDimo/Software-University-SoftUni/blob/master/Java-Fundamentals-May-2018/Java-Advanced-May-2018/06.EXERCISE%20LINEAR%20DATA%20STRUCTURES/SoftUni%20Forum/Problem%7B5%7D%20-%20Matrix%20shuffling/judge%20main%20view.jpg</text:p>
      <text:p text:style-name="NormalWeb">На тестовете в judge https://github.com/DimovDimo/Software-University-SoftUni/blob/master/Java-Fundamentals-May-2018/Java-Advanced-May-2018/06.EXERCISE%20LINEAR%20DATA%20STRUCTURES/SoftUni%20Forum/Problem%7B5%7D%20-%20Matrix%20shuffling/judge%20test%20view.jpg</text:p>
      <text:p text:style-name="NormalWeb">Аз опитах да<text:s/>поставя try catch (ArrayIndexOutOfBoundsException a) навсякаде, но тази грешка продължава да се появява.</text:p>
      <text:p text:style-name="NormalWeb">Моля, ако някой знае нека да сподели, къде е грешката ми. Благодаря предварително.</text:p>
      <text:p text:style-name="NormalWeb"/>
      <text:p text:style-name="NormalWeb">Поздрави</text:p>
      <text:p text:style-name="NormalWeb">Димо Димов</text:p>
      <text:p text:style-name="NormalWeb">Студент в softuni.bg</text:p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bg" fo:country="BG" style:language-asian="bg" style:country-asian="BG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09-04-16T11:32:00Z</meta:creation-date>
    <dc:date>2018-05-23T15:31:00Z</dc:date>
    <meta:template xlink:href="Normal.dotm" xlink:type="simple"/>
    <meta:editing-cycles>4</meta:editing-cycles>
    <meta:editing-duration>PT2520S</meta:editing-duration>
    <meta:user-defined meta:name="Info 1"/>
    <meta:user-defined meta:name="Info 2"/>
    <meta:user-defined meta:name="Info 3"/>
    <meta:user-defined meta:name="Info 4"/>
    <meta:document-statistic meta:page-count="1" meta:paragraph-count="3" meta:word-count="231" meta:character-count="1546" meta:row-count="10" meta:non-whitespace-character-count="1318"/>
  </office:meta>
</office:document-meta>
</file>